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25.718cm" fo:margin-left="-0.042cm" table:align="left"/>
    </style:style>
    <style:style style:name="Tableau1.A" style:family="table-column">
      <style:table-column-properties style:column-width="12.912cm"/>
    </style:style>
    <style:style style:name="Tableau1.B" style:family="table-column">
      <style:table-column-properties style:column-width="12.806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12.85cm" style:rel-column-width="32767*"/>
    </style:style>
    <style:style style:name="Tableau2.B" style:family="table-column">
      <style:table-column-properties style:column-width="12.85cm" style:rel-column-width="32768*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B1" style:family="table-cell">
      <style:table-cell-properties fo:padding="0.097cm" fo:border="none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12.85cm" style:rel-column-width="32767*"/>
    </style:style>
    <style:style style:name="Tableau3.B" style:family="table-column">
      <style:table-column-properties style:column-width="12.85cm" style:rel-column-width="32768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25.665cm" table:align="left"/>
    </style:style>
    <style:style style:name="Tableau4.A" style:family="table-column">
      <style:table-column-properties style:column-width="3.122cm"/>
    </style:style>
    <style:style style:name="Tableau4.B" style:family="table-column">
      <style:table-column-properties style:column-width="12.488cm"/>
    </style:style>
    <style:style style:name="Tableau4.C" style:family="table-column">
      <style:table-column-properties style:column-width="3.625cm"/>
    </style:style>
    <style:style style:name="Tableau4.D" style:family="table-column">
      <style:table-column-properties style:column-width="2.99cm"/>
    </style:style>
    <style:style style:name="Tableau4.E" style:family="table-column">
      <style:table-column-properties style:column-width="3.44cm"/>
    </style:style>
    <style:style style:name="Tableau4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fo:background-color="#ffffff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000000"/>
    </style:style>
    <style:style style:name="P2" style:family="paragraph" style:parent-style-name="Preformatted_20_Text">
      <style:paragraph-properties fo:text-align="center" style:justify-single-word="false"/>
      <style:text-properties fo:color="#000000"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P3" style:family="paragraph" style:parent-style-name="Preformatted_20_Text">
      <style:paragraph-properties fo:text-align="center" style:justify-single-word="false"/>
      <style:text-properties fo:color="#000000" style:font-name="Liberation Sans1" fo:font-size="9pt" fo:font-weight="normal" style:font-name-asian="WenQuanYi Micro Hei1" style:font-size-asian="9pt" style:font-weight-asian="normal" style:font-name-complex="Lohit Hindi2" style:font-size-complex="9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color="#000000" style:font-name="Liberation Sans1" fo:font-size="11pt" fo:font-weight="normal" style:font-name-asian="WenQuanYi Micro Hei1" style:font-size-asian="9.60000038146973pt" style:font-weight-asian="normal" style:font-name-complex="Lohit Hindi2" style:font-size-complex="11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color="#000000"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P7" style:family="paragraph" style:parent-style-name="Preformatted_20_Text">
      <style:paragraph-properties fo:text-align="center" style:justify-single-word="false"/>
      <style:text-properties fo:font-size="8pt" style:font-size-asian="7pt" style:font-size-complex="8pt"/>
    </style:style>
    <style:style style:name="P8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Preformatted_20_Text">
      <style:text-properties fo:font-size="12pt" style:font-size-asian="10.5pt" style:font-size-complex="12pt"/>
    </style:style>
    <style:style style:name="P10" style:family="paragraph" style:parent-style-name="Preformatted_20_Text">
      <style:paragraph-properties fo:text-align="end" style:justify-single-word="false"/>
      <style:text-properties fo:font-size="12pt" style:font-size-asian="10.5pt" style:font-size-complex="12pt"/>
    </style:style>
    <style:style style:name="P11" style:family="paragraph" style:parent-style-name="Preformatted_20_Text">
      <style:text-properties fo:font-size="11pt" fo:font-weight="normal" style:font-size-asian="9.60000038146973pt" style:font-weight-asian="normal" style:font-size-complex="11pt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P13" style:family="paragraph" style:parent-style-name="Table_20_Contents">
      <style:text-properties style:font-name="Liberation Sans1" fo:font-size="11pt" style:font-name-asian="WenQuanYi Micro Hei1" style:font-size-asian="9.60000038146973pt" style:font-name-complex="Lohit Hindi2" style:font-size-complex="11pt"/>
    </style:style>
    <style:style style:name="P14" style:family="paragraph" style:parent-style-name="Table_20_Contents"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16" style:family="paragraph" style:parent-style-name="Table_20_Contents">
      <style:text-properties fo:color="#000000" style:font-name="Liberation Sans1" fo:font-size="11pt" style:font-name-asian="WenQuanYi Micro Hei1" style:font-size-asian="11pt" style:font-name-complex="Lohit Hindi2" style:font-size-complex="11pt"/>
    </style:style>
    <style:style style:name="P17" style:family="paragraph" style:parent-style-name="Table_20_Contents"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[mysoc.nom]</text:p>
          </table:table-cell>
          <table:table-cell table:style-name="Tableau1.A1" office:value-type="string">
            <text:p text:style-name="P15">Bon de Livraison</text:p>
            <text:p text:style-name="P15">Réf. : [doc.ref]</text:p>
            <text:p text:style-name="P12">Date commande : [doc.date_commande_fr;magnet=text:p]</text:p>
            <text:p text:style-name="P12">Transporteur :</text:p>
          </table:table-cell>
        </table:table-row>
      </table:table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3">Émetteur :</text:p>
          </table:table-cell>
          <table:table-cell table:style-name="Tableau2.B1" office:value-type="string">
            <text:p text:style-name="P13">Adressé à :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[mysoc.nom]</text:p>
            <text:p text:style-name="P6"/>
            <text:p text:style-name="P6">[mysoc.address]</text:p>
            <text:p text:style-name="P6">[mysoc.zip] [mysoc.town]</text:p>
            <text:p text:style-name="P6">[mysoc.country]</text:p>
            <text:p text:style-name="P6"/>
            <text:p text:style-name="P6">Téléphone : [mysoc.phone]</text:p>
            <text:p text:style-name="P6">Fax : [mysoc.fax]</text:p>
          </table:table-cell>
          <table:table-cell table:style-name="Tableau3.A1" office:value-type="string">
            <text:p text:style-name="P14">[contact.CUSTOMER.civility] [contact.CUSTOMER.firstname] [contact.CUSTOMER.lastname;magnet=text:p]</text:p>
            <text:p text:style-name="P16">Tel : [contact.CUSTOMER.phone;magnet=text:p]</text:p>
            <text:p text:style-name="P13"/>
            <text:p text:style-name="P14">[societe.name]</text:p>
            <text:p text:style-name="P17">[societe.address]</text:p>
            <text:p text:style-name="P17">[societe.zip] [societe.town]</text:p>
            <text:p text:style-name="P5">[societe.country]</text:p>
          </table:table-cell>
        </table:table-row>
      </table:table>
      <text:p text:style-name="P9"/>
      <text:p text:style-name="P9"/>
      <text:p text:style-name="P10"/>
      <text:p text:style-name="P10">A Valence, le [doc.date_fr]</text:p>
      <text:p text:style-name="P9"/>
      <text:p text:style-name="P9"/>
      <text:p text:style-name="P9">Cher Client,</text:p>
      <text:p text:style-name="P9"/>
      <text:p text:style-name="P9">Nous avons le plaisir de vous adresser les articles ci-dessous relatifs à votre commande ci-dessus référencée.</text:p>
      <text:p text:style-name="P9"/>
      <text:p text:style-name="P9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18">Référence</text:p>
          </table:table-cell>
          <table:table-cell table:style-name="Tableau4.A1" office:value-type="string">
            <text:p text:style-name="P18">Désignation</text:p>
          </table:table-cell>
          <table:table-cell table:style-name="Tableau4.A1" office:value-type="string">
            <text:p text:style-name="P18">Quantité</text:p>
          </table:table-cell>
          <table:table-cell table:style-name="Tableau4.A1" office:value-type="string">
            <text:p text:style-name="P18">Lot</text:p>
          </table:table-cell>
          <table:table-cell table:style-name="Tableau4.E1" office:value-type="string">
            <text:p text:style-name="P18">Tare</text:p>
          </table:table-cell>
        </table:table-row>
        <table:table-row>
          <table:table-cell table:style-name="Tableau4.A2" office:value-type="string">
            <text:p text:style-name="P17">[tab.product_ref;block=table:table-row]</text:p>
          </table:table-cell>
          <table:table-cell table:style-name="Tableau4.B2" office:value-type="string">
            <text:p text:style-name="P17">[tab.product_label]</text:p>
          </table:table-cell>
          <table:table-cell table:style-name="Tableau4.C2" office:value-type="string">
            <text:p text:style-name="P18">[tab.weight] [tab.weight_unit]</text:p>
          </table:table-cell>
          <table:table-cell table:style-name="Tableau4.D2" office:value-type="string">
            <text:p text:style-name="P18">[tab.asset_lot]</text:p>
          </table:table-cell>
          <table:table-cell table:style-name="Tableau4.E2" office:value-type="string">
            <text:p text:style-name="P18">[tab.tare] [tab.tare_unit]</text:p>
          </table:table-cell>
        </table:table-row>
      </table:table>
      <text:p text:style-name="P11"/>
      <text:p text:style-name="P11"/>
      <text:p text:style-name="P11"/>
      <text:p text:style-name="P11">Nous vous remercions vivement de votre commande.</text:p>
      <text:p text:style-name="P11"/>
      <text:p text:style-name="P11">Cordialement,</text:p>
      <text:p text:style-name="P11"/>
      <text:p text:style-name="P11">Harold de POMY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ans1" fo:font-size="10pt" style:font-name-asian="WenQuanYi Micro Hei1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25.7cm" table:align="margins"/>
    </style:style>
    <style:style style:name="Tableau5.A" style:family="table-column">
      <style:table-column-properties style:column-width="25.7cm" style:rel-column-width="65535*"/>
    </style:style>
    <style:style style:name="Tableau5.A1" style:family="table-cell">
      <style:table-cell-properties fo:padding="0.097cm" fo:border-left="none" fo:border-right="none" fo:border-top="0.05pt solid #000000" fo:border-bottom="0.05pt solid #000000"/>
    </style:style>
    <style:style style:name="MP1" style:family="paragraph" style:parent-style-name="Footer">
      <style:paragraph-properties fo:text-align="center" style:justify-single-word="false"/>
      <style:text-properties fo:color="#000000"/>
    </style:style>
    <style:style style:name="MP2" style:family="paragraph" style:parent-style-name="Preformatted_20_Text">
      <style:paragraph-properties fo:text-align="center" style:justify-single-word="false"/>
      <style:text-properties fo:color="#000000"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MP3" style:family="paragraph" style:parent-style-name="Preformatted_20_Text">
      <style:paragraph-properties fo:text-align="center" style:justify-single-word="false"/>
      <style:text-properties fo:color="#000000" style:font-name="Liberation Sans1" fo:font-size="9pt" fo:font-weight="normal" style:font-name-asian="WenQuanYi Micro Hei1" style:font-size-asian="9pt" style:font-weight-asian="normal" style:font-name-complex="Lohit Hindi2" style:font-size-complex="9pt" style:font-weight-complex="normal"/>
    </style:style>
    <style:style style:name="MP4" style:family="paragraph" style:parent-style-name="Preformatted_20_Text">
      <style:paragraph-properties fo:text-align="center" style:justify-single-word="false"/>
      <style:text-properties fo:font-size="8pt" style:font-size-asian="7pt" style:font-size-complex="8pt"/>
    </style:style>
    <style:page-layout style:name="Mpm1">
      <style:page-layout-properties fo:page-width="29.7cm" fo:page-height="42cm" style:num-format="1" style:print-orientation="portrait" fo:margin="2cm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Tableau5" table:style-name="Tableau5">
          <table:table-column table:style-name="Tableau5.A"/>
          <table:table-row>
            <table:table-cell table:style-name="Tableau5.A1" office:value-type="string">
              <text:p text:style-name="MP1">Venoms and Toxins – Plant Compounds – Screening Libraries</text:p>
            </table:table-cell>
          </table:table-row>
        </table:table>
        <text:p text:style-name="MP2">[onshow.mysoc.address] – [onshow.mysoc.zip] [onshow.mysoc.town] – [onshow.mysoc.country] – Phone : [onshow.mysoc.phone] – Fax : [onshow.mysoc.fax]</text:p>
        <text:p text:style-name="MP3">[onshow.mysoc.email] – [onshow.mysoc.url]</text:p>
        <text:p text:style-name="MP4"><text:s/>[onshow.mysoc.forme_juridique_code] au capital de [onshow.mysoc.capital] € - [onshow.mysoc.idprof4] – SIRET [onshow.mysoc.idprof2] – N° de TVA : [onshow.mysoc.tva_intra]</text:p>
        <text:p text:style-name="MP4"/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3T11:48:16</dc:date>
    <dc:creator>Geoffrey </dc:creator>
    <meta:generator>LibreOffice/3.5$Linux_X86_64 LibreOffice_project/350m1$Build-2</meta:generator>
    <meta:editing-duration>PT8H36M49S</meta:editing-duration>
    <meta:editing-cycles>102</meta:editing-cycles>
    <meta:document-statistic meta:table-count="5" meta:image-count="0" meta:object-count="0" meta:page-count="1" meta:paragraph-count="39" meta:word-count="128" meta:character-count="1260" meta:non-whitespace-character-count="1170"/>
  </office:meta>
</office:document-meta>
</file>